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NumberCitationLast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NumberCitationLas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NumberCitationLast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NumberCitationLast.end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NumberCitationLast.PageNumberCitationLas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